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9100000142998FDF8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svg:stroke-color="#ff0000" draw:textarea-horizontal-align="center" draw:textarea-vertical-align="middle"/>
    </style:style>
    <style:style style:name="gr3" style:family="graphic" style:parent-style-name="standard">
      <style:graphic-properties draw:fill="solid" draw:fill-color="#0099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77cm"/>
    </style:style>
    <style:style style:name="gr5" style:family="graphic" style:parent-style-name="standard">
      <style:graphic-properties draw:stroke="none" svg:stroke-color="#000000" draw:fill="none" draw:fill-color="#ffffff" fo:min-height="1.743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draw:stroke="none" svg:stroke-color="#000000" draw:fill="none" draw:fill-color="#ffffff" fo:min-height="1.735cm"/>
    </style:style>
    <style:style style:name="gr8" style:family="graphic" style:parent-style-name="standard">
      <style:graphic-properties draw:stroke="none" svg:stroke-color="#000000" draw:fill="none" draw:fill-color="#ffffff" fo:min-height="2.093cm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0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11" style:family="graphic" style:parent-style-name="standard">
      <style:graphic-properties draw:stroke="none" draw:fill="none" fo:min-height="1.146cm"/>
    </style:style>
    <style:style style:name="gr1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="solid" draw:fill-color="#ff420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solid" draw:fill-color="#0099ff"/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style:text-properties style:font-name="Arial" fo:font-size="20pt" style:font-size-asian="20pt" style:font-size-complex="20pt"/>
    </style:style>
    <style:style style:name="P10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11" style:family="paragraph">
      <style:text-properties style:font-name="Arial" fo:font-size="18pt" style:font-size-asian="18pt" style:font-size-complex="18pt"/>
    </style:style>
    <style:style style:name="P12" style:family="paragraph">
      <loext:graphic-properties draw:fill="none"/>
      <style:text-properties style:font-name="Arial"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420e"/>
      <style:paragraph-properties fo:text-align="center"/>
      <style:text-properties fo:font-size="12pt"/>
    </style:style>
    <style:style style:name="T1" style:family="text">
      <style:text-properties fo:font-size="12pt" fo:font-style="italic" style:font-style-asian="italic" style:font-style-complex="itali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position="-33% 58%" style:font-name="Liberation Serif" fo:font-size="20pt" style:font-name-asian="AR PL KaitiM GB" style:font-size-asian="20pt" style:font-name-complex="DejaVu Sans" style:font-size-complex="20pt"/>
    </style:style>
    <style:style style:name="T4" style:family="text">
      <style:text-properties style:text-position="33% 58%" style:font-name="Liberation Serif" fo:font-size="20pt" style:font-name-asian="AR PL KaitiM GB" style:font-size-asian="20pt" style:font-name-complex="DejaVu Sans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position="-33% 58%" fo:font-size="24pt" style:font-size-asian="24pt" style:font-size-complex="24pt"/>
    </style:style>
    <style:style style:name="T7" style:family="text">
      <style:text-properties style:text-position="0% 100%" style:font-name="Liberation Serif" fo:font-size="20pt" style:font-name-asian="AR PL KaitiM GB" style:font-size-asian="20pt" style:font-name-complex="DejaVu Sans" style:font-size-complex="20pt"/>
    </style:style>
    <style:style style:name="T8" style:family="text">
      <style:text-properties style:font-name="Arial" fo:font-size="20pt" style:font-size-asian="20pt" style:font-size-complex="20pt"/>
    </style:style>
    <style:style style:name="T9" style:family="text">
      <style:text-properties style:text-position="-33% 58%" style:font-name="Arial" fo:font-size="20pt" style:font-size-asian="20pt" style:font-size-complex="20pt"/>
    </style:style>
    <style:style style:name="T10" style:family="text">
      <style:text-properties style:text-position="33% 58%" style:font-name="Arial" fo:font-size="20pt" style:font-size-asian="20pt" style:font-size-complex="20pt"/>
    </style:style>
    <style:style style:name="T11" style:family="text">
      <style:text-properties style:font-name="Arial" fo:font-size="18pt" style:font-size-asian="18pt" style:font-size-complex="18pt"/>
    </style:style>
    <style:style style:name="T12" style:family="text">
      <style:text-properties style:text-position="-33% 58%" style:font-name="Arial" fo:font-size="18pt" style:font-size-asian="18pt" style:font-size-complex="18pt"/>
    </style:style>
    <style:style style:name="T13" style:family="text">
      <style:text-properties style:text-position="33% 58%" style:font-name="Aria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7.383cm" svg:height="8.52cm" svg:x="1.852cm" svg:y="2.6cm">
          <draw:image xlink:href="Pictures/100000000000029100000142998FDF8D.png" xlink:type="simple" xlink:show="embed" xlink:actuate="onLoad">
            <text:p/>
          </draw:image>
        </draw:frame>
        <draw:line draw:style-name="gr2" draw:text-style-name="P2" draw:layer="layout" svg:x1="8.1cm" svg:y1="2.3cm" svg:x2="8.1cm" svg:y2="10cm">
          <text:p/>
        </draw:line>
        <draw:circle draw:style-name="gr3" draw:text-style-name="P3" draw:layer="layout" svg:width="0.2cm" svg:height="0.199cm" svg:x="8.04cm" svg:y="7.865cm">
          <text:p/>
        </draw:circle>
        <draw:circle draw:style-name="gr3" draw:text-style-name="P3" draw:layer="layout" svg:width="0.2cm" svg:height="0.199cm" svg:x="8.04cm" svg:y="3.465cm">
          <text:p/>
        </draw:circle>
        <draw:frame draw:style-name="gr4" draw:text-style-name="P4" draw:layer="layout" svg:width="1.818cm" svg:height="0.725cm" svg:x="19.2cm" svg:y="4.4cm">
          <draw:text-box>
            <text:p><text:span text:style-name="T1">time</text:span></text:p>
          </draw:text-box>
        </draw:frame>
        <draw:frame draw:style-name="gr5" draw:text-style-name="P6" draw:layer="layout" svg:width="3.941cm" svg:height="1.993cm" svg:x="6.9cm" svg:y="2.107cm">
          <draw:text-box>
            <text:p text:style-name="P5"><text:span text:style-name="T2">ψ</text:span><text:span text:style-name="T3">h=1</text:span><text:span text:style-name="T4">SIS100</text:span></text:p>
          </draw:text-box>
        </draw:frame>
        <draw:frame draw:style-name="gr6" draw:text-style-name="P8" draw:layer="layout" svg:width="1.2cm" svg:height="1.399cm" svg:x="8cm" svg:y="8.7cm">
          <draw:text-box>
            <text:p text:style-name="P7"><text:span text:style-name="T5">t</text:span><text:span text:style-name="T6">ψ</text:span></text:p>
          </draw:text-box>
        </draw:frame>
        <draw:frame draw:style-name="gr7" draw:text-style-name="P6" draw:layer="layout" svg:width="5.741cm" svg:height="1.985cm" svg:x="6.759cm" svg:y="5.2cm">
          <draw:text-box>
            <text:p text:style-name="P5"><text:span text:style-name="T7">ϕ</text:span><text:span text:style-name="T3">h=10</text:span><text:span text:style-name="T4">SIS100</text:span></text:p>
          </draw:text-box>
        </draw:frame>
        <draw:frame draw:style-name="gr8" draw:text-style-name="P10" draw:layer="layout" svg:width="4.9cm" svg:height="2.343cm" svg:x="8.7cm" svg:y="0.8cm">
          <draw:text-box>
            <text:p text:style-name="P9"><text:span text:style-name="T8">T</text:span><text:span text:style-name="T9">h=1</text:span><text:span text:style-name="T10">SIS100</text:span></text:p>
          </draw:text-box>
        </draw:frame>
        <draw:line draw:style-name="gr9" draw:text-style-name="P2" draw:layer="layout" svg:x1="12.4cm" svg:y1="3cm" svg:x2="12.4cm" svg:y2="5.3cm">
          <text:p/>
        </draw:line>
        <draw:line draw:style-name="gr9" draw:text-style-name="P2" draw:layer="layout" svg:x1="11.089cm" svg:y1="3cm" svg:x2="11.1cm" svg:y2="5.268cm">
          <text:p/>
        </draw:line>
        <draw:line draw:style-name="gr10" draw:text-style-name="P2" draw:layer="layout" svg:x1="3.1cm" svg:y1="2cm" svg:x2="16.3cm" svg:y2="2cm">
          <text:p/>
        </draw:line>
        <draw:line draw:style-name="gr10" draw:text-style-name="P2" draw:layer="layout" svg:x1="11.1cm" svg:y1="3.1cm" svg:x2="12.4cm" svg:y2="3.1cm">
          <text:p/>
        </draw:line>
        <draw:line draw:style-name="gr9" draw:text-style-name="P2" draw:layer="layout" svg:x1="16.4cm" svg:y1="1.5cm" svg:x2="16.364cm" svg:y2="5.6cm">
          <text:p/>
        </draw:line>
        <draw:line draw:style-name="gr9" draw:text-style-name="P2" draw:layer="layout" svg:x1="3.1cm" svg:y1="1.4cm" svg:x2="3.064cm" svg:y2="5.6cm">
          <text:p/>
        </draw:line>
        <draw:frame draw:style-name="gr11" draw:text-style-name="P12" draw:layer="layout" svg:width="3.744cm" svg:height="1.396cm" svg:x="10.6cm" svg:y="2.104cm">
          <draw:text-box>
            <text:p text:style-name="P11"><text:span text:style-name="T11">T</text:span><text:span text:style-name="T12">h=10</text:span><text:span text:style-name="T13">SIS100</text:span></text:p>
          </draw:text-box>
        </draw:frame>
        <draw:line draw:style-name="gr12" draw:text-style-name="P13" draw:layer="layout" svg:x1="2cm" svg:y1="4.3cm" svg:x2="20.3cm" svg:y2="4.3cm">
          <text:p/>
        </draw:line>
        <draw:line draw:style-name="gr12" draw:text-style-name="P13" draw:layer="layout" svg:x1="1.9cm" svg:y1="8.9cm" svg:x2="20.2cm" svg:y2="8.9cm">
          <text:p/>
        </draw:line>
        <draw:circle draw:style-name="gr13" draw:text-style-name="P14" draw:layer="layout" svg:width="0.2cm" svg:height="0.199cm" svg:x="8.04cm" svg:y="9.566cm">
          <text:p/>
        </draw:circle>
        <draw:circle draw:style-name="gr13" draw:text-style-name="P14" draw:layer="layout" svg:width="0.2cm" svg:height="0.199cm" svg:x="8.04cm" svg:y="5.167cm">
          <text:p/>
        </draw:circle>
        <draw:line draw:style-name="gr9" draw:text-style-name="P2" draw:layer="layout" svg:x1="4.3cm" svg:y1="7.5cm" svg:x2="4.3cm" svg:y2="11.7cm">
          <text:p/>
        </draw:line>
        <draw:line draw:style-name="gr9" draw:text-style-name="P2" draw:layer="layout" svg:x1="17.6cm" svg:y1="7.9cm" svg:x2="17.478cm" svg:y2="11.7cm">
          <text:p/>
        </draw:line>
        <draw:line draw:style-name="gr10" draw:text-style-name="P2" draw:layer="layout" svg:x1="4.3cm" svg:y1="11.2cm" svg:x2="17.6cm" svg:y2="11.2cm">
          <text:p/>
        </draw:line>
        <draw:frame draw:style-name="gr8" draw:text-style-name="P10" draw:layer="layout" svg:width="4.9cm" svg:height="2.343cm" svg:x="9.4cm" svg:y="11.3cm">
          <draw:text-box>
            <text:p text:style-name="P9"><text:span text:style-name="T8">T</text:span><text:span text:style-name="T9">h=1/5</text:span><text:span text:style-name="T10">SIS18</text:span></text:p>
          </draw:text-box>
        </draw:frame>
        <draw:frame draw:style-name="gr5" draw:text-style-name="P6" draw:layer="layout" svg:width="3.941cm" svg:height="1.993cm" svg:x="6.659cm" svg:y="6.5cm">
          <draw:text-box>
            <text:p text:style-name="P5"><text:span text:style-name="T2">ψ</text:span><text:span text:style-name="T3">h=1/5</text:span><text:span text:style-name="T4">SIS18</text:span></text:p>
          </draw:text-box>
        </draw:frame>
        <draw:frame draw:style-name="gr7" draw:text-style-name="P6" draw:layer="layout" svg:width="5.741cm" svg:height="1.985cm" svg:x="6.859cm" svg:y="10cm">
          <draw:text-box>
            <text:p text:style-name="P5"><text:span text:style-name="T7">ϕ</text:span><text:span text:style-name="T3">h=2</text:span><text:span text:style-name="T4">SIS18</text:span></text:p>
          </draw:text-box>
        </draw:frame>
        <draw:line draw:style-name="gr9" draw:text-style-name="P2" draw:layer="layout" svg:x1="12.289cm" svg:y1="7.332cm" svg:x2="12.3cm" svg:y2="9.6cm">
          <text:p/>
        </draw:line>
        <draw:line draw:style-name="gr9" draw:text-style-name="P2" draw:layer="layout" svg:x1="13.6cm" svg:y1="7.332cm" svg:x2="13.611cm" svg:y2="9.6cm">
          <text:p/>
        </draw:line>
        <draw:frame draw:style-name="gr11" draw:text-style-name="P12" draw:layer="layout" svg:width="3.744cm" svg:height="1.396cm" svg:x="12cm" svg:y="6.3cm">
          <draw:text-box>
            <text:p text:style-name="P11"><text:span text:style-name="T11">T</text:span><text:span text:style-name="T12">h=2</text:span><text:span text:style-name="T13">SIS18</text:span></text:p>
          </draw:text-box>
        </draw:frame>
        <draw:line draw:style-name="gr10" draw:text-style-name="P2" draw:layer="layout" svg:x1="12.3cm" svg:y1="7.5cm" svg:x2="13.6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4" draw:display-name="Arrowheads 4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6T17:58:53.434000000</meta:creation-date>
    <dc:date>2016-07-07T14:35:35.568000000</dc:date>
    <meta:editing-duration>PT19M53S</meta:editing-duration>
    <meta:editing-cycles>5</meta:editing-cycles>
    <meta:generator>LibreOffice/4.4.4.3$Windows_x86 LibreOffice_project/2c39ebcf046445232b798108aa8a7e7d89552ea8</meta:generator>
    <meta:document-statistic meta:object-count="30"/>
  </office:meta>
</office:document-meta>
</file>